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1" svg:font-family="Symbol"/>
    <style:font-face style:name="Courier New1" svg:font-family="'Courier New'" style:font-family-generic="modern"/>
    <style:font-face style:name="Arial1" svg:font-family="Arial" style:font-family-generic="swiss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2" style:family="paragraph" style:parent-style-name="Standard">
      <style:text-properties style:font-name="Arial" fo:font-size="14pt" style:font-size-asian="14pt" style:font-name-complex="Arial"/>
    </style:style>
    <style:style style:name="P3" style:family="paragraph" style:parent-style-name="Standard">
      <style:paragraph-properties fo:keep-together="always"/>
      <style:text-properties style:font-name="Arial" fo:font-size="11pt" style:font-size-asian="11pt" style:font-name-complex="Arial"/>
    </style:style>
    <style:style style:name="P4" style:family="paragraph" style:parent-style-name="Standard">
      <style:text-properties style:font-name="Arial" style:font-name-complex="Arial"/>
    </style:style>
    <style:style style:name="P5" style:family="paragraph" style:parent-style-name="Standard">
      <style:paragraph-properties fo:hyphenation-ladder-count="no-limit">
        <style:tab-stops>
          <style:tab-stop style:position="-1.27cm"/>
        </style:tab-stops>
      </style:paragraph-properties>
      <style:text-properties style:font-name="Arial" style:font-name-complex="Arial" fo:hyphenate="false" fo:hyphenation-remain-char-count="2" fo:hyphenation-push-char-count="2"/>
    </style:style>
    <style:style style:name="P6" style:family="paragraph" style:parent-style-name="Standard">
      <style:text-properties style:font-name="Arial" officeooo:paragraph-rsid="0014a7eb" style:font-name-complex="Arial"/>
    </style:style>
    <style:style style:name="P7" style:family="paragraph" style:parent-style-name="Standard">
      <style:text-properties style:font-name="Arial" officeooo:paragraph-rsid="00163e37" style:font-name-complex="Arial"/>
    </style:style>
    <style:style style:name="P8" style:family="paragraph" style:parent-style-name="Standard">
      <style:text-properties style:font-name="Arial" officeooo:paragraph-rsid="001e0035" style:font-name-complex="Arial"/>
    </style:style>
    <style:style style:name="P9" style:family="paragraph" style:parent-style-name="Standard">
      <style:text-properties style:font-name="Arial" officeooo:paragraph-rsid="001fb94c" style:font-name-complex="Arial"/>
    </style:style>
    <style:style style:name="P10" style:family="paragraph" style:parent-style-name="Standard">
      <style:text-properties style:font-name="Arial" fo:font-style="italic" style:font-style-asian="italic" style:font-name-complex="Arial"/>
    </style:style>
    <style:style style:name="P11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12" style:family="paragraph" style:parent-style-name="Standard">
      <style:text-properties style:font-name="Arial" fo:font-weight="bold" officeooo:paragraph-rsid="000f7f72" style:font-weight-asian="bold" style:font-name-complex="Arial" style:font-weight-complex="bold"/>
    </style:style>
    <style:style style:name="P13" style:family="paragraph" style:parent-style-name="Standard">
      <style:text-properties style:font-name="Arial" fo:font-weight="bold" officeooo:paragraph-rsid="00163e37" style:font-weight-asian="bold" style:font-name-complex="Arial" style:font-weight-complex="bold"/>
    </style:style>
    <style:style style:name="P14" style:family="paragraph" style:parent-style-name="Standard">
      <style:text-properties style:font-name="Arial" fo:font-weight="bold" officeooo:paragraph-rsid="0017c68b" style:font-name-asian="Symbol" style:font-weight-asian="bold" style:font-name-complex="Arial" style:font-weight-complex="bold"/>
    </style:style>
    <style:style style:name="P15" style:family="paragraph" style:parent-style-name="Standard">
      <style:text-properties style:font-name="Arial" fo:font-weight="bold" officeooo:paragraph-rsid="0017c68b" style:font-name-asian="Symbol" style:font-weight-asian="bold" style:font-name-complex="Arial"/>
    </style:style>
    <style:style style:name="P16" style:family="paragraph" style:parent-style-name="Standard">
      <style:text-properties style:font-name="Arial" style:text-underline-style="solid" style:text-underline-width="auto" style:text-underline-color="font-color" fo:font-weight="bold" officeooo:paragraph-rsid="0017c68b" style:font-name-asian="Symbol" style:font-weight-asian="bold" style:font-name-complex="Arial"/>
    </style:style>
    <style:style style:name="P17" style:family="paragraph" style:parent-style-name="Standard">
      <style:text-properties style:font-name="Arial" officeooo:paragraph-rsid="001bb441" style:font-name-asian="Symbol" style:font-name-complex="Arial"/>
    </style:style>
    <style:style style:name="P18" style:family="paragraph" style:parent-style-name="Standard">
      <style:text-properties style:font-name="Arial" officeooo:paragraph-rsid="0014a7eb" style:font-name-asian="Arial" style:font-name-complex="Arial"/>
    </style:style>
    <style:style style:name="P19" style:family="paragraph" style:parent-style-name="Standard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P20" style:family="paragraph" style:parent-style-name="Standard">
      <style:paragraph-properties style:text-autospace="non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21" style:family="paragraph" style:parent-style-name="Standard">
      <style:paragraph-properties style:text-autospace="none"/>
      <style:text-properties style:font-name="Arial1" fo:font-size="10pt" fo:font-weight="bold" officeooo:paragraph-rsid="000f7f72" style:font-size-asian="10pt" style:font-weight-asian="bold" style:font-name-complex="Arial1" style:font-size-complex="10pt" style:font-weight-complex="bold"/>
    </style:style>
    <style:style style:name="P22" style:family="paragraph" style:parent-style-name="Standard"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3" style:family="paragraph" style:parent-style-name="Standard">
      <style:paragraph-properties style:text-autospace="none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4" style:family="paragraph" style:parent-style-name="Standard">
      <style:text-properties officeooo:paragraph-rsid="00212f6d" style:font-name-asian="Symbol"/>
    </style:style>
    <style:style style:name="P25" style:family="paragraph" style:parent-style-name="Standard">
      <style:text-properties officeooo:paragraph-rsid="00212f6d"/>
    </style:style>
    <style:style style:name="P26" style:family="paragraph" style:parent-style-name="Standard">
      <style:paragraph-properties fo:margin-left="0cm" fo:margin-right="0cm" fo:text-indent="1.27cm" style:auto-text-indent="false"/>
      <style:text-properties style:font-name="Arial" style:font-name-complex="Arial"/>
    </style:style>
    <style:style style:name="P27" style:family="paragraph" style:parent-style-name="Standard">
      <style:paragraph-properties fo:margin-left="0cm" fo:margin-right="0cm" fo:text-indent="1.27cm" style:auto-text-indent="false"/>
      <style:text-properties style:font-name="Arial" style:font-name-complex="Arial" style:font-weight-complex="bold"/>
    </style:style>
    <style:style style:name="P28" style:family="paragraph" style:parent-style-name="Standard">
      <style:paragraph-properties fo:margin-left="0cm" fo:margin-right="0cm" fo:text-indent="1.27cm" style:auto-text-indent="false"/>
      <style:text-properties style:font-name="Arial" officeooo:paragraph-rsid="0014a7eb" style:font-name-complex="Arial" style:font-weight-complex="bold"/>
    </style:style>
    <style:style style:name="P29" style:family="paragraph" style:parent-style-name="Standard">
      <style:paragraph-properties fo:margin-left="0cm" fo:margin-right="0cm" fo:text-indent="1.27cm" style:auto-text-indent="false"/>
      <style:text-properties style:font-name="Arial" officeooo:paragraph-rsid="0014a7eb" style:font-name-complex="Arial"/>
    </style:style>
    <style:style style:name="P30" style:family="paragraph" style:parent-style-name="Standard">
      <style:paragraph-properties fo:margin-left="0cm" fo:margin-right="0cm" fo:text-indent="1.27cm" style:auto-text-indent="false"/>
      <style:text-properties style:font-name="Arial" officeooo:paragraph-rsid="001fb94c" style:font-name-complex="Arial"/>
    </style:style>
    <style:style style:name="P31" style:family="paragraph" style:parent-style-name="Standard">
      <style:paragraph-properties fo:margin-left="0cm" fo:margin-right="0cm" fo:text-indent="1.27cm" style:auto-text-indent="false"/>
      <style:text-properties style:font-name="Arial" officeooo:paragraph-rsid="001e0035" style:font-name-complex="Arial"/>
    </style:style>
    <style:style style:name="P32" style:family="paragraph" style:parent-style-name="Standard">
      <style:paragraph-properties fo:margin-left="0cm" fo:margin-right="0cm" fo:text-indent="1.27cm" style:auto-text-indent="false"/>
      <style:text-properties style:font-name="Arial" fo:font-size="12pt" fo:font-weight="normal" style:font-size-asian="12pt" style:font-weight-asian="normal" style:font-name-complex="Arial" style:font-size-complex="12pt" style:font-weight-complex="normal"/>
    </style:style>
    <style:style style:name="P33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2pt" fo:font-weight="normal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2pt" fo:font-weight="normal" officeooo:paragraph-rsid="0014a7eb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2pt" fo:font-weight="normal" officeooo:paragraph-rsid="001fb94c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2pt" fo:font-weight="normal" style:font-size-asian="12pt" style:font-weight-asian="normal" style:font-name-complex="Arial" style:font-size-complex="12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text-align="start" style:justify-single-word="false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05b1" officeooo:paragraph-rsid="002105b1" style:font-name-asian="Symbol" style:font-size-asian="10.5pt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text-indent="1.27cm" style:auto-text-indent="false"/>
      <style:text-properties style:font-name="Arial" fo:font-size="11pt" fo:font-weight="normal" style:font-size-asian="11pt" style:font-weight-asian="normal" style:font-name-complex="Arial" style:font-size-complex="12pt" style:font-weight-complex="normal"/>
    </style:style>
    <style:style style:name="P39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text-indent="1.27cm" style:auto-text-indent="false"/>
      <style:text-properties style:font-name="Arial" fo:font-size="11pt" fo:font-weight="bold" officeooo:paragraph-rsid="00163e37" style:font-name-asian="Symbol" style:font-size-asian="11pt" style:font-weight-asian="bold" style:font-name-complex="Arial" style:font-size-complex="11pt"/>
    </style:style>
    <style:style style:name="P41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text-align="start" style:justify-single-word="false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20pt" style:text-underline-style="solid" style:text-underline-width="auto" style:text-underline-color="font-color" fo:font-weight="bold" officeooo:paragraph-rsid="002105b1" style:font-name-asian="Symbol" style:font-size-asian="20pt" style:font-weight-asian="bold" style:font-name-complex="Arial" style:font-size-complex="20pt" style:font-style-complex="italic" style:font-weight-complex="normal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text-align="start" style:justify-single-word="false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20pt" style:text-underline-style="solid" style:text-underline-width="auto" style:text-underline-color="font-color" fo:font-weight="bold" officeooo:rsid="002105b1" officeooo:paragraph-rsid="002105b1" style:font-name-asian="Symbol" style:font-size-asian="20pt" style:font-weight-asian="bold" style:font-name-complex="Arial" style:font-size-complex="20pt" style:font-style-complex="italic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text-align="start" style:justify-single-word="false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20pt" style:text-underline-style="none" fo:font-weight="normal" officeooo:paragraph-rsid="002105b1" style:font-name-asian="Symbol" style:font-size-asian="20pt" style:font-weight-asian="normal" style:font-name-complex="Arial" style:font-size-complex="20pt" style:font-style-complex="italic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text-indent="1.27cm" style:auto-text-indent="false"/>
      <style:text-properties style:font-name="Arial" fo:font-weight="normal" officeooo:paragraph-rsid="001e0035" style:font-weight-asian="normal" style:font-name-complex="Arial" style:font-weight-complex="normal"/>
    </style:style>
    <style:style style:name="P46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Courier New1" fo:font-size="12pt" fo:font-weight="normal" style:font-size-asian="12pt" style:font-weight-asian="normal" style:font-name-complex="Courier New1" style:font-size-complex="12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Courier New1" fo:font-size="12pt" fo:font-weight="normal" style:font-size-asian="12pt" style:font-weight-asian="normal" style:font-name-complex="Courier New1" style:font-size-complex="12pt" style:font-weight-complex="bold" fo:hyphenate="false" fo:hyphenation-remain-char-count="2" fo:hyphenation-push-char-count="2"/>
    </style:style>
    <style:style style:name="P48" style:family="paragraph" style:parent-style-name="Standard">
      <style:paragraph-properties fo:margin-left="0cm" fo:margin-right="0cm" fo:text-align="start" style:justify-single-word="false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Symbol" fo:font-size="12pt" style:text-underline-style="none" fo:font-weight="normal" officeooo:rsid="002105b1" officeooo:paragraph-rsid="002105b1" style:font-name-asian="Symbol" style:font-size-asian="10.5pt" style:font-weight-asian="normal" style:font-name-complex="Symbol" style:font-size-complex="12pt" style:font-style-complex="italic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cm" fo:margin-right="0cm" fo:keep-together="always" fo:text-indent="1.27cm" style:auto-text-indent="false" fo:keep-with-next="always"/>
    </style:style>
    <style:style style:name="P50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1.27cm" style:auto-text-indent="false" style:writing-mode="lr-tb"/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1.27cm" style:auto-text-indent="false" style:writing-mode="lr-tb"/>
      <style:text-properties style:font-name="Arial2" style:font-name-asian="Arial3" fo:hyphenate="false" fo:hyphenation-remain-char-count="2" fo:hyphenation-push-char-count="2"/>
    </style:style>
    <style:style style:name="P52" style:family="paragraph" style:parent-style-name="Standard">
      <style:paragraph-properties fo:margin-left="0cm" fo:margin-right="0cm" fo:text-align="start" style:justify-single-word="false" fo:orphans="0" fo:widows="0" fo:hyphenation-ladder-count="no-limit" fo:text-indent="1.27cm" style:auto-text-indent="false" style:writing-mode="lr-tb"/>
      <style:text-properties style:font-name="Arial2" officeooo:paragraph-rsid="0014a7eb" style:font-name-asian="Arial3" fo:hyphenate="false" fo:hyphenation-remain-char-count="2" fo:hyphenation-push-char-count="2"/>
    </style:style>
    <style:style style:name="P53" style:family="paragraph" style:parent-style-name="Footer">
      <style:paragraph-properties fo:margin-left="0cm" fo:margin-right="0cm" fo:text-align="start" style:justify-single-word="false" fo:orphans="0" fo:widows="0" fo:text-indent="1.27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officeooo:paragraph-rsid="0014a7eb" style:font-name-asian="Arial3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name-complex="Arial"/>
    </style:style>
    <style:style style:name="P55" style:family="paragraph" style:parent-style-name="Standard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name-complex="Arial" style:font-size-complex="12pt" style:font-weight-complex="normal"/>
    </style:style>
    <style:style style:name="P56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fo:font-weight="normal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58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fo:font-style="italic" fo:font-weight="normal" style:font-size-asian="12pt" style:font-style-asian="italic" style:font-weight-asian="normal" style:font-name-complex="Arial" style:font-size-complex="12pt" style:font-weight-complex="normal" fo:hyphenate="false" fo:hyphenation-remain-char-count="2" fo:hyphenation-push-char-count="2"/>
    </style:style>
    <style:style style:name="P59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05b1" officeooo:paragraph-rsid="002105b1" style:font-name-asian="Symbol" style:font-size-asian="10.5pt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60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05b1" officeooo:paragraph-rsid="00212f6d" style:font-name-asian="Symbol" style:font-size-asian="10.5pt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61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05b1" officeooo:paragraph-rsid="00223923" style:font-name-asian="Symbol" style:font-size-asian="10.5pt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62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05b1" officeooo:paragraph-rsid="00231f4d" style:font-name-asian="Symbol" style:font-size-asian="10.5pt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63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2f6d" officeooo:paragraph-rsid="00212f6d" style:font-name-asian="Symbol" style:font-size-asian="10.5pt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64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none" fo:font-weight="normal" officeooo:rsid="00212f6d" officeooo:paragraph-rsid="00212f6d" style:font-name-asian="Symbol" style:font-size-asian="10.5pt" style:font-weight-asian="normal" style:font-name-complex="Symbol" style:font-size-complex="12pt" style:font-style-complex="italic" style:font-weight-complex="normal" fo:hyphenate="false" fo:hyphenation-remain-char-count="2" fo:hyphenation-push-char-count="2"/>
    </style:style>
    <style:style style:name="P65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fo:font-style="normal" style:text-underline-style="none" fo:font-weight="normal" officeooo:rsid="00212f6d" officeooo:paragraph-rsid="00212f6d" style:font-name-asian="Symbol" style:font-size-asian="10.5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66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fo:font-style="normal" style:text-underline-style="none" fo:font-weight="normal" officeooo:rsid="00212f6d" officeooo:paragraph-rsid="00212f6d" style:font-name-asian="Symbol" style:font-size-asian="10.5pt" style:font-style-asian="normal" style:font-weight-asian="normal" style:font-name-complex="Arial" style:font-size-complex="12pt" style:font-style-complex="italic" style:font-weight-complex="normal" fo:hyphenate="false" fo:hyphenation-remain-char-count="2" fo:hyphenation-push-char-count="2"/>
    </style:style>
    <style:style style:name="P67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paragraph-rsid="001d3ad1" style:font-name-asian="Symbol" style:font-size-asian="12pt" style:font-weight-asian="bold" style:font-name-complex="Arial" style:font-size-complex="12pt" style:font-weight-complex="normal" fo:hyphenate="false" fo:hyphenation-remain-char-count="2" fo:hyphenation-push-char-count="2"/>
    </style:style>
    <style:style style:name="P68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style:text-underline-style="solid" style:text-underline-width="auto" style:text-underline-color="font-color" fo:font-weight="bold" officeooo:paragraph-rsid="001bb441" style:font-name-asian="Symbol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69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normal" fo:hyphenate="false" fo:hyphenation-remain-char-count="2" fo:hyphenation-push-char-count="2"/>
    </style:style>
    <style:style style:name="P70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1pt" fo:font-weight="normal" style:font-name-asian="Arial1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71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1pt" style:text-underline-style="solid" style:text-underline-width="auto" style:text-underline-color="font-color" fo:font-weight="bold" officeooo:paragraph-rsid="001d3ad1" style:font-name-asian="Symbol" style:font-size-asian="11pt" style:font-weight-asian="bold" style:font-name-complex="Arial" style:font-size-complex="11pt" style:font-weight-complex="normal" fo:hyphenate="false" fo:hyphenation-remain-char-count="2" fo:hyphenation-push-char-count="2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weight-asian="bold" style:font-name-complex="Arial" style:font-weight-complex="bold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fo:font-weight="bold" officeooo:paragraph-rsid="000f7f72" style:font-weight-asian="bold" style:font-name-complex="Arial" style:font-weight-complex="bold"/>
    </style:style>
    <style:style style:name="P74" style:family="paragraph" style:parent-style-name="Standard">
      <style:paragraph-properties fo:margin-left="0cm" fo:margin-right="0cm" fo:text-indent="0cm" style:auto-text-indent="false"/>
      <style:text-properties style:font-name="Arial" fo:font-weight="bold" officeooo:paragraph-rsid="00163e37" style:font-weight-asian="bold" style:font-name-complex="Arial" style:font-weight-complex="bold"/>
    </style:style>
    <style:style style:name="P75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size="10pt" fo:font-weight="bold" style:font-size-asian="10pt" style:font-weight-asian="bold" style:font-name-complex="Arial1" style:font-size-complex="10pt" style:font-weight-complex="bold"/>
    </style:style>
    <style:style style:name="P76" style:family="paragraph" style:parent-style-name="Standard">
      <style:paragraph-properties fo:margin-left="0cm" fo:margin-right="0cm" fo:text-indent="0cm" style:auto-text-indent="false" style:text-autospace="none"/>
      <style:text-properties style:font-name="Arial1" fo:font-size="10pt" fo:font-weight="bold" officeooo:paragraph-rsid="0010f5ab" style:font-size-asian="10pt" style:font-weight-asian="bold" style:font-name-complex="Arial1" style:font-size-complex="10pt" style:font-weight-complex="bold"/>
    </style:style>
    <style:style style:name="P77" style:family="paragraph" style:parent-style-name="Standard">
      <style:paragraph-properties fo:margin-left="0cm" fo:margin-right="0cm" fo:hyphenation-ladder-count="no-limit" fo:text-indent="0cm" style:auto-text-indent="false" style:text-autospace="none">
        <style:tab-stops>
          <style:tab-stop style:position="-1.27cm"/>
        </style:tab-stops>
      </style:paragraph-properties>
      <style:text-properties style:font-name="Arial1" fo:font-size="10pt" fo:font-weight="bold" officeooo:paragraph-rsid="0010f5ab" style:font-size-asian="10pt" style:font-weight-asian="bold" style:font-name-complex="Arial1" style:font-size-complex="10pt" style:font-weight-complex="bold" fo:hyphenate="false" fo:hyphenation-remain-char-count="2" fo:hyphenation-push-char-count="2"/>
    </style:style>
    <style:style style:name="P78" style:family="paragraph" style:parent-style-name="Standard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 fo:hyphenate="false" fo:hyphenation-remain-char-count="2" fo:hyphenation-push-char-count="2"/>
    </style:style>
    <style:style style:name="P79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Symbol" fo:font-size="12pt" style:text-underline-style="none" fo:font-weight="normal" officeooo:rsid="002105b1" officeooo:paragraph-rsid="00212f6d" style:font-name-asian="Symbol" style:font-size-asian="10.5pt" style:font-weight-asian="normal" style:font-name-complex="Symbol" style:font-size-complex="12pt" style:font-style-complex="italic" style:font-weight-complex="normal" fo:hyphenate="false" fo:hyphenation-remain-char-count="2" fo:hyphenation-push-char-count="2"/>
    </style:style>
    <style:style style:name="P80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Symbol" fo:font-size="12pt" style:text-underline-style="none" fo:font-weight="normal" officeooo:rsid="00212f6d" officeooo:paragraph-rsid="00212f6d" style:font-name-asian="Symbol" style:font-size-asian="10.5pt" style:font-weight-asian="normal" style:font-name-complex="Symbol" style:font-size-complex="12pt" style:font-style-complex="italic" style:font-weight-complex="normal" fo:hyphenate="false" fo:hyphenation-remain-char-count="2" fo:hyphenation-push-char-count="2"/>
    </style:style>
    <style:style style:name="P81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Symbol" fo:font-size="12pt" fo:font-style="normal" style:text-underline-style="none" fo:font-weight="normal" officeooo:rsid="00212f6d" officeooo:paragraph-rsid="00212f6d" style:font-name-asian="Symbol" style:font-size-asian="10.5pt" style:font-style-asian="normal" style:font-weight-asian="normal" style:font-name-complex="Symbol" style:font-size-complex="12pt" style:font-style-complex="normal" style:font-weight-complex="normal" fo:hyphenate="false" fo:hyphenation-remain-char-count="2" fo:hyphenation-push-char-count="2"/>
    </style:style>
    <style:style style:name="P82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2" fo:font-size="12pt" fo:font-style="normal" style:text-underline-style="none" fo:font-weight="normal" officeooo:rsid="00212f6d" officeooo:paragraph-rsid="00212f6d" style:font-name-asian="Symbol2" style:font-size-asian="10.5pt" style:font-style-asian="normal" style:font-weight-asian="normal" style:font-name-complex="Arial" style:font-size-complex="12pt" style:font-style-complex="normal" style:font-weight-complex="normal" fo:hyphenate="false" fo:hyphenation-remain-char-count="2" fo:hyphenation-push-char-count="2"/>
    </style:style>
    <style:style style:name="P83" style:family="paragraph" style:parent-style-name="Footer">
      <style:paragraph-properties fo:margin-left="0cm" fo:margin-right="0cm" fo:text-indent="0cm" style:auto-text-indent="false">
        <style:tab-stops/>
      </style:paragraph-properties>
      <style:text-properties style:font-name="Arial" officeooo:paragraph-rsid="0017c68b" style:font-name-asian="Symbol" style:font-name-complex="Arial"/>
    </style:style>
    <style:style style:name="P84" style:family="paragraph" style:parent-style-name="Footer">
      <style:paragraph-properties fo:margin-left="0cm" fo:margin-right="0cm" fo:text-indent="0cm" style:auto-text-indent="false">
        <style:tab-stops/>
      </style:paragraph-properties>
      <style:text-properties style:font-name="Arial" officeooo:paragraph-rsid="0019082c" style:font-name-asian="Symbol" style:font-name-complex="Arial"/>
    </style:style>
    <style:style style:name="P85" style:family="paragraph" style:parent-style-name="Footer">
      <style:paragraph-properties fo:margin-left="0cm" fo:margin-right="0cm" fo:text-indent="0cm" style:auto-text-indent="false">
        <style:tab-stops/>
      </style:paragraph-properties>
      <style:text-properties style:font-name="Arial" officeooo:paragraph-rsid="0019ba2e" style:font-name-asian="Symbol" style:font-name-complex="Arial"/>
    </style:style>
    <style:style style:name="P86" style:family="paragraph" style:parent-style-name="Footer">
      <style:paragraph-properties fo:margin-left="0cm" fo:margin-right="0cm" fo:hyphenation-ladder-count="no-limit" fo:text-indent="0cm" style:auto-text-indent="false">
        <style:tab-stops/>
      </style:paragraph-properties>
      <style:text-properties style:font-name="Arial" fo:font-size="12pt" fo:font-weight="normal" officeooo:paragraph-rsid="0017c68b" style:font-name-asian="Symbol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87" style:family="paragraph" style:parent-style-name="Footer">
      <style:paragraph-properties fo:margin-left="0cm" fo:margin-right="0cm" fo:text-indent="0cm" style:auto-text-indent="false">
        <style:tab-stops/>
      </style:paragraph-properties>
      <style:text-properties style:font-name="Arial" fo:font-weight="bold" officeooo:paragraph-rsid="0019ba2e" style:font-name-asian="Symbol" style:font-weight-asian="bold" style:font-name-complex="Arial" style:font-weight-complex="bold"/>
    </style:style>
    <style:style style:name="P88" style:family="paragraph" style:parent-style-name="Footer">
      <style:paragraph-properties fo:margin-left="0cm" fo:margin-right="0cm" fo:text-indent="0cm" style:auto-text-indent="false">
        <style:tab-stops/>
      </style:paragraph-properties>
      <style:text-properties style:font-name="Arial" fo:font-weight="bold" officeooo:paragraph-rsid="0017c68b" style:font-name-asian="Symbol" style:font-weight-asian="bold" style:font-name-complex="Arial"/>
    </style:style>
    <style:style style:name="P89" style:family="paragraph" style:parent-style-name="Standard">
      <style:paragraph-properties fo:margin-left="1.27cm" fo:margin-right="0cm" fo:text-indent="-1.27cm" style:auto-text-indent="false">
        <style:tab-stops>
          <style:tab-stop style:position="-2.54cm"/>
        </style:tab-stops>
      </style:paragraph-properties>
      <style:text-properties style:font-name="Arial" style:font-name-complex="Arial"/>
    </style:style>
    <style:style style:name="P90" style:family="paragraph" style:parent-style-name="Standard">
      <style:paragraph-properties fo:margin-left="1.27cm" fo:margin-right="0cm" fo:hyphenation-ladder-count="no-limit" fo:text-indent="-1.27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91" style:family="paragraph" style:parent-style-name="Standard">
      <style:paragraph-properties fo:margin-left="0.635cm" fo:margin-right="0cm" fo:hyphenation-ladder-count="no-limit" fo:text-indent="0.635cm" style:auto-text-indent="false">
        <style:tab-stops>
          <style:tab-stop style:position="-1.27cm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2pt" style:font-weight-complex="normal" fo:hyphenate="false" fo:hyphenation-remain-char-count="2" fo:hyphenation-push-char-count="2"/>
    </style:style>
    <style:style style:name="P92" style:family="paragraph" style:parent-style-name="Standard">
      <style:paragraph-properties fo:margin-left="0.635cm" fo:margin-right="0cm" fo:text-indent="0.635cm" style:auto-text-indent="false"/>
      <style:text-properties style:font-name="Arial" fo:font-size="11pt" style:font-size-asian="11pt" style:font-name-complex="Arial"/>
    </style:style>
    <style:style style:name="P93" style:family="paragraph" style:parent-style-name="Standard">
      <style:paragraph-properties fo:margin-left="0.635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94" style:family="paragraph" style:parent-style-name="Standard">
      <style:paragraph-properties fo:margin-left="0.635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1pt" fo:font-weight="normal" style:font-size-asian="11pt" style:font-weight-asian="normal" style:font-name-complex="Arial" style:font-size-complex="11pt" style:font-weight-complex="normal" fo:hyphenate="false" fo:hyphenation-remain-char-count="2" fo:hyphenation-push-char-count="2"/>
    </style:style>
    <style:style style:name="P95" style:family="paragraph" style:parent-style-name="Standard">
      <style:paragraph-properties fo:margin-left="0.635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2pt" fo:font-weight="normal" officeooo:paragraph-rsid="001bb441" style:font-name-asian="Symbol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96" style:family="paragraph" style:parent-style-name="Standard">
      <style:paragraph-properties fo:margin-left="0.635cm" fo:margin-right="0cm" fo:text-indent="0cm" style:auto-text-indent="false"/>
      <style:text-properties officeooo:paragraph-rsid="001bb441"/>
    </style:style>
    <style:style style:name="P97" style:family="paragraph" style:parent-style-name="Standard">
      <style:paragraph-properties fo:margin-left="1.27cm" fo:margin-right="0cm" fo:text-indent="-0.159cm" style:auto-text-indent="false"/>
    </style:style>
    <style:style style:name="P98" style:family="paragraph" style:parent-style-name="Standard">
      <style:paragraph-properties fo:margin-left="1.27cm" fo:margin-right="0cm" fo:text-indent="-0.159cm" style:auto-text-indent="false"/>
      <style:text-properties style:font-name="Arial" fo:font-size="11pt" style:font-size-asian="11pt" style:font-name-complex="Arial" style:font-size-complex="11pt"/>
    </style:style>
    <style:style style:name="P99" style:family="paragraph" style:parent-style-name="Standard">
      <style:paragraph-properties fo:margin-left="0cm" fo:margin-right="0cm" fo:text-indent="1.111cm" style:auto-text-indent="false"/>
      <style:text-properties style:font-name="Arial" fo:font-size="11pt" fo:font-style="italic" style:font-size-asian="11pt" style:font-style-asian="italic" style:font-name-complex="Arial" style:font-size-complex="11pt"/>
    </style:style>
    <style:style style:name="P100" style:family="paragraph" style:parent-style-name="Standard">
      <style:paragraph-properties fo:margin-left="1.27cm" fo:margin-right="0cm" fo:text-indent="0cm" style:auto-text-indent="false"/>
      <style:text-properties style:font-name="Arial" style:font-name-complex="Arial" style:font-weight-complex="bold"/>
    </style:style>
    <style:style style:name="P101" style:family="paragraph" style:parent-style-name="Footer">
      <style:paragraph-properties>
        <style:tab-stops/>
      </style:paragraph-properties>
      <style:text-properties style:font-name="Arial" style:font-name-complex="Arial" style:font-weight-complex="bold"/>
    </style:style>
    <style:style style:name="P102" style:family="paragraph" style:parent-style-name="Footer">
      <style:paragraph-properties>
        <style:tab-stops/>
      </style:paragraph-properties>
      <style:text-properties style:font-name="Arial" style:font-name-complex="Arial"/>
    </style:style>
    <style:style style:name="P103" style:family="paragraph" style:parent-style-name="Footer">
      <style:paragraph-properties>
        <style:tab-stops/>
      </style:paragraph-properties>
    </style:style>
    <style:style style:name="P104" style:family="paragraph" style:parent-style-name="Standard">
      <style:paragraph-properties fo:margin-left="-0.159cm" fo:margin-right="0cm" fo:hyphenation-ladder-count="no-limit" fo:text-indent="1.27cm" style:auto-text-indent="false">
        <style:tab-stops>
          <style:tab-stop style:position="-1.27cm"/>
        </style:tab-stops>
      </style:paragraph-properties>
      <style:text-properties style:font-name="Arial" fo:font-size="12pt" fo:font-weight="normal" officeooo:paragraph-rsid="0014a7eb" style:font-size-asian="12pt" style:font-weight-asian="normal" style:font-name-complex="Arial" style:font-size-complex="12pt" style:font-weight-complex="normal" fo:hyphenate="false" fo:hyphenation-remain-char-count="2" fo:hyphenation-push-char-count="2"/>
    </style:style>
    <style:style style:name="P105" style:family="paragraph" style:parent-style-name="Standard">
      <style:paragraph-properties fo:margin-left="-0.159cm" fo:margin-right="0cm" fo:text-align="start" style:justify-single-word="false" fo:orphans="0" fo:widows="0" fo:hyphenation-ladder-count="no-limit" fo:text-indent="1.27cm" style:auto-text-indent="false" style:writing-mode="lr-tb"/>
      <style:text-properties style:font-name="Arial2" officeooo:paragraph-rsid="0014a7eb" style:font-name-asian="Arial3" fo:hyphenate="false" fo:hyphenation-remain-char-count="2" fo:hyphenation-push-char-count="2"/>
    </style:style>
    <style:style style:name="P106" style:family="paragraph" style:parent-style-name="Footer">
      <style:paragraph-properties fo:margin-left="-0.318cm" fo:margin-right="0cm" fo:text-align="start" style:justify-single-word="false" fo:orphans="0" fo:widows="0" fo:text-indent="1.429cm" style:auto-text-indent="false" style:writing-mode="lr-tb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2" officeooo:paragraph-rsid="0014a7eb" style:font-name-asian="Arial3"/>
    </style:style>
    <style:style style:name="P107" style:family="paragraph" style:parent-style-name="Standard">
      <style:paragraph-properties fo:text-align="start" style:justify-single-word="false" fo:orphans="0" fo:widows="0" fo:hyphenation-ladder-count="no-limit" style:writing-mode="lr-tb"/>
      <style:text-properties style:font-name="Arial2" style:font-name-asian="Arial3" fo:hyphenate="false" fo:hyphenation-remain-char-count="2" fo:hyphenation-push-char-count="2"/>
    </style:style>
    <style:style style:name="P108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9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name-complex="Arial"/>
    </style:style>
    <style:style style:name="P110" style:family="paragraph" style:parent-style-name="Standard" style:list-style-name="L2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 style:font-name-complex="Arial" style:font-size-complex="12pt" style:font-weight-complex="normal"/>
    </style:style>
    <style:style style:name="P111" style:family="paragraph" style:parent-style-name="Standard" style:list-style-name="L3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2" style:family="paragraph" style:parent-style-name="Standard" style:list-style-name="L4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3" style:family="paragraph" style:parent-style-name="Standard" style:list-style-name="L5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4" style:family="paragraph" style:parent-style-name="Standard" style:list-style-name="L6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5" style:family="paragraph" style:parent-style-name="Standard" style:list-style-name="WW8Num1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6" style:family="paragraph" style:parent-style-name="Standard" style:list-style-name="L7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7" style:family="paragraph" style:parent-style-name="Standard" style:list-style-name="L9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8" style:family="paragraph" style:parent-style-name="Standard" style:list-style-name="L11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19" style:family="paragraph" style:parent-style-name="Standard" style:list-style-name="L12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20" style:family="paragraph" style:parent-style-name="Standard" style:list-style-name="L13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21" style:family="paragraph" style:parent-style-name="Standard" style:list-style-name="L8">
      <style:paragraph-properties fo:margin-left="0cm" fo:margin-right="0cm" fo:hyphenation-ladder-count="no-limit" fo:text-indent="0cm" style:auto-text-indent="false">
        <style:tab-stops>
          <style:tab-stop style:position="-1.27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normal" fo:hyphenate="false" fo:hyphenation-remain-char-count="2" fo:hyphenation-push-char-count="2"/>
    </style:style>
    <style:style style:name="P122" style:family="paragraph" style:parent-style-name="Standard" style:list-style-name="L10">
      <style:paragraph-properties fo:margin-left="1.27cm" fo:margin-right="0cm" fo:hyphenation-ladder-count="no-limit" fo:text-indent="-1.27cm" style:auto-text-indent="false">
        <style:tab-stops>
          <style:tab-stop style:position="-1.27cm"/>
        </style:tab-stops>
      </style:paragraph-properties>
      <style:text-properties style:font-name="Arial" fo:font-size="14pt" fo:font-weight="bold" style:font-size-asian="14pt" style:font-weight-asian="bold" style:font-name-complex="Arial" style:font-size-complex="12pt" style:font-weight-complex="normal" fo:hyphenate="false" fo:hyphenation-remain-char-count="2" fo:hyphenation-push-char-count="2"/>
    </style:style>
    <style:style style:name="P123" style:family="paragraph" style:parent-style-name="Standard" style:master-page-name="Standard">
      <style:paragraph-properties style:page-number="auto"/>
      <style:text-properties style:font-name="Arial" fo:font-size="14pt" fo:font-weight="bold" officeooo:rsid="00278e0e" officeooo:paragraph-rsid="00294396" style:font-size-asian="14pt" style:font-weight-asian="bold" style:font-name-complex="Arial"/>
    </style:style>
    <style:style style:name="P124" style:family="paragraph" style:parent-style-name="Header">
      <style:text-properties officeooo:rsid="00294396" officeooo:paragraph-rsid="00294396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2pt" style:font-style-complex="italic"/>
    </style:style>
    <style:style style:name="T3" style:family="text">
      <style:text-properties style:font-name="Arial" officeooo:rsid="00212f6d" style:font-name-complex="Arial" style:font-size-complex="12pt" style:font-style-complex="italic"/>
    </style:style>
    <style:style style:name="T4" style:family="text">
      <style:text-properties style:font-name="Arial" fo:font-style="italic" style:font-style-asian="italic" style:font-name-complex="Arial"/>
    </style:style>
    <style:style style:name="T5" style:family="text">
      <style:text-properties style:font-name="Arial" fo:font-style="italic" style:font-name-asian="Symbol" style:font-style-asian="italic" style:font-name-complex="Arial" style:font-size-complex="12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8" style:family="text">
      <style:text-properties style:font-name="Arial" fo:font-size="11pt" fo:font-style="italic" style:font-size-asian="11pt" style:font-style-asian="italic" style:font-name-complex="Arial" style:font-size-complex="11pt"/>
    </style:style>
    <style:style style:name="T9" style:family="text">
      <style:text-properties style:font-name="Arial" fo:font-size="11pt" fo:font-style="italic" style:font-size-asian="11pt" style:font-style-asian="italic" style:font-name-complex="Arial" style:font-size-complex="11pt" style:font-style-complex="italic"/>
    </style:style>
    <style:style style:name="T10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/>
    </style:style>
    <style:style style:name="T11" style:family="text">
      <style:text-properties style:font-name="Arial" fo:font-size="11pt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T12" style:family="text">
      <style:text-properties style:font-name="Arial" fo:font-weight="bold" style:font-weight-asian="bold" style:font-name-complex="Arial"/>
    </style:style>
    <style:style style:name="T13" style:family="text">
      <style:text-properties style:font-name="Arial" fo:font-size="12pt" style:font-name-asian="Arial1" style:font-size-asian="12pt" style:font-name-complex="Arial" style:font-size-complex="12pt"/>
    </style:style>
    <style:style style:name="T14" style:family="text">
      <style:text-properties style:font-name="Arial" fo:font-size="12pt" officeooo:rsid="0010f5ab" style:font-name-asian="Arial1" style:font-size-asian="12pt" style:font-name-complex="Arial" style:font-size-complex="12pt"/>
    </style:style>
    <style:style style:name="T15" style:family="text">
      <style:text-properties style:font-name="Arial" fo:font-size="12pt" officeooo:rsid="0023ee12" style:font-name-asian="Arial1" style:font-size-asian="12pt" style:font-name-complex="Arial" style:font-size-complex="12pt"/>
    </style:style>
    <style:style style:name="T16" style:family="text">
      <style:text-properties style:font-name="Arial" fo:font-size="12pt" style:font-size-asian="12pt" style:font-name-complex="Arial" style:font-size-complex="12pt"/>
    </style:style>
    <style:style style:name="T17" style:family="text">
      <style:text-properties style:font-name="Arial" fo:font-size="12pt" officeooo:rsid="0010f5ab" style:font-size-asian="12pt" style:font-name-complex="Arial" style:font-size-complex="12pt"/>
    </style:style>
    <style:style style:name="T18" style:family="text">
      <style:text-properties style:font-name="Arial" style:font-name-asian="Arial" style:font-name-complex="Arial" style:font-size-complex="12pt"/>
    </style:style>
    <style:style style:name="T19" style:family="text">
      <style:text-properties style:font-name="Arial" style:font-name-asian="Symbol" style:font-name-complex="Arial" style:font-size-complex="12pt"/>
    </style:style>
    <style:style style:name="T20" style:family="text">
      <style:text-properties style:font-name="Arial" style:font-name-asian="Symbol" style:font-name-complex="Arial" style:font-size-complex="12pt" style:font-weight-complex="bold"/>
    </style:style>
    <style:style style:name="T21" style:family="text">
      <style:text-properties style:font-name="Arial" style:font-name-asian="Symbol" style:font-name-complex="Arial" style:font-size-complex="12pt" style:font-style-complex="italic"/>
    </style:style>
    <style:style style:name="T22" style:family="text">
      <style:text-properties style:font-name="Arial" style:font-style-complex="italic"/>
    </style:style>
    <style:style style:name="T23" style:family="text">
      <style:text-properties style:font-name="Courier New1" style:font-name-complex="Courier New1"/>
    </style:style>
    <style:style style:name="T24" style:family="text">
      <style:text-properties fo:font-style="italic" style:font-style-asian="italic"/>
    </style:style>
    <style:style style:name="T25" style:family="text">
      <style:text-properties fo:font-size="10pt" fo:font-weight="bold" style:font-size-asian="10pt" style:font-weight-asian="bold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font-size="12pt" style:font-name-asian="Arial1" style:font-size-asian="12pt" style:font-size-complex="12pt"/>
    </style:style>
    <style:style style:name="T28" style:family="text">
      <style:text-properties fo:font-size="12pt" officeooo:rsid="000f7f72" style:font-name-asian="Arial1" style:font-size-asian="12pt" style:font-size-complex="12pt"/>
    </style:style>
    <style:style style:name="T29" style:family="text">
      <style:text-properties fo:font-size="12pt" style:font-name-asian="Symbol1" style:font-size-asian="12pt" style:font-size-complex="12pt"/>
    </style:style>
    <style:style style:name="T30" style:family="text">
      <style:text-properties fo:font-size="12pt" officeooo:rsid="000f7f72" style:font-name-asian="Symbol1" style:font-size-asian="12pt" style:font-size-complex="12pt"/>
    </style:style>
    <style:style style:name="T31" style:family="text">
      <style:text-properties style:font-name="Symbol1" fo:font-size="12pt" style:font-name-asian="Symbol1" style:font-size-asian="12pt" style:font-name-complex="Symbol1" style:font-size-complex="12pt"/>
    </style:style>
    <style:style style:name="T32" style:family="text">
      <style:text-properties fo:font-weight="bold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officeooo:rsid="000f7f72"/>
    </style:style>
    <style:style style:name="T35" style:family="text">
      <style:text-properties style:font-name-asian="Arial"/>
    </style:style>
    <style:style style:name="T36" style:family="text">
      <style:text-properties fo:font-size="11pt" fo:font-weight="bold" style:font-name-asian="Symbol" style:font-size-asian="11pt" style:font-weight-asian="bold" style:font-size-complex="11pt" style:font-weight-complex="bold"/>
    </style:style>
    <style:style style:name="T37" style:family="text">
      <style:text-properties style:font-name="Symbol" fo:font-size="11pt" fo:font-weight="bold" style:font-name-asian="Symbol" style:font-size-asian="11pt" style:font-weight-asian="bold" style:font-name-complex="Symbol" style:font-size-complex="11pt" style:font-weight-complex="bold"/>
    </style:style>
    <style:style style:name="T38" style:family="text">
      <style:text-properties style:font-name="Symbol" style:font-name-asian="Symbol" style:font-name-complex="Symbol"/>
    </style:style>
    <style:style style:name="T39" style:family="text">
      <style:text-properties style:font-name="Symbol" style:font-name-complex="Symbol"/>
    </style:style>
    <style:style style:name="T40" style:family="text">
      <style:text-properties style:font-name="Symbol" officeooo:rsid="00231f4d" style:font-name-complex="Symbol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style:text-underline-style="solid" style:text-underline-width="auto" style:text-underline-color="font-color" fo:font-weight="bold" style:font-weight-asian="bold"/>
    </style:style>
    <style:style style:name="T43" style:family="text">
      <style:text-properties officeooo:rsid="0017c68b"/>
    </style:style>
    <style:style style:name="T44" style:family="text">
      <style:text-properties style:font-name-complex="Symbol"/>
    </style:style>
    <style:style style:name="T45" style:family="text">
      <style:text-properties officeooo:rsid="00223923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4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7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9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1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5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2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4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/>
      <text:p text:style-name="P1">2.1 <text:tab/>Input Elements and Tokens</text:p>
      <text:p text:style-name="P2"/>
      <text:p text:style-name="Standard"><text:span text:style-name="T1">&lt; input character</text:span><text:span text:style-name="T4"> &gt; -&gt;</text:span><text:span text:style-name="T1"> </text:span><text:span text:style-name="T4">one of</text:span></text:p>
      <text:p text:style-name="P49"><text:span text:style-name="T1">ASCII characters </text:span><text:span text:style-name="T4">but not</text:span><text:span text:style-name="T1"> SEOF</text:span></text:p>
      <text:p text:style-name="P3"/>
      <text:p text:style-name="P4">&lt;input element &gt; -&gt;</text:p>
      <text:p text:style-name="P26"><text:s text:c="2"/>&lt;white space &gt; | <text:s/>&lt;comment&gt; | &lt;token&gt;</text:p>
      <text:p text:style-name="P4"/>
      <text:p text:style-name="P4">&lt;token&gt; -&gt; </text:p>
      <text:p text:style-name="P26"><text:s text:c="2"/>&lt;variable identifier&gt; | &lt;keyword&gt; | &lt;floating-point literal &gt;</text:p>
      <text:p text:style-name="P26">| &lt;integer literal &gt; | &lt;string literal&gt; | &lt;separator&gt; | &lt;operator&gt;</text:p>
      <text:p text:style-name="P26"/>
      <text:list xml:id="list2260941367057703602" text:style-name="L1">
        <text:list-item>
          <text:list>
            <text:list-item>
              <text:p text:style-name="P109">Variable Identifiers</text:p>
            </text:list-item>
          </text:list>
        </text:list-item>
      </text:list>
      <text:p text:style-name="P54"/>
      <text:p text:style-name="P4">&lt;variable identifier&gt; -&gt;</text:p>
      <text:p text:style-name="P26"><text:s/>&lt;arithmetic variable identifier&gt; | &lt;string variable identifier&gt;</text:p>
      <text:p text:style-name="P4"/>
      <text:p text:style-name="P4">&lt;string variable identifier&gt; -&gt;</text:p>
      <text:p text:style-name="P32"><text:s/>&lt;arithmetic variable identifier&gt;%</text:p>
      <text:p text:style-name="P32"/>
      <text:list xml:id="list1881280351248216204" text:style-name="L2">
        <text:list-item>
          <text:list>
            <text:list-item>
              <text:p text:style-name="P110">Keywords</text:p>
            </text:list-item>
          </text:list>
        </text:list-item>
      </text:list>
      <text:p text:style-name="P55"/>
      <text:p text:style-name="Standard"><text:span text:style-name="T4">&lt;</text:span><text:span text:style-name="T1">keyword&gt; -&gt;<text:tab/></text:span></text:p>
      <text:p text:style-name="P38">PLATYPUS | IF | THEN | ELSE | USING | REPEAT | INPUT | OUTPUT</text:p>
      <text:p text:style-name="P38"/>
      <text:list xml:id="list212302184235538" text:continue-numbering="true" text:style-name="L2">
        <text:list-item>
          <text:list>
            <text:list-item>
              <text:p text:style-name="P110">Integer Literals</text:p>
            </text:list-item>
          </text:list>
        </text:list-item>
      </text:list>
      <text:p text:style-name="P55"/>
      <text:p text:style-name="P5">&lt;integer literal&gt; -&gt;</text:p>
      <text:p text:style-name="P57"><text:tab/> <text:s/>&lt;decimal integer literal&gt; | &lt;octal integer literal&gt;</text:p>
      <text:p text:style-name="P57"/>
      <text:list xml:id="list3038073910982578501" text:style-name="L3">
        <text:list-item>
          <text:list>
            <text:list-item>
              <text:p text:style-name="P111">Floating-point Literals</text:p>
            </text:list-item>
          </text:list>
        </text:list-item>
      </text:list>
      <text:p text:style-name="P56"/>
      <text:p text:style-name="P4">&lt;floating-point literal&gt; -&gt;</text:p>
      <text:p text:style-name="P57"><text:s text:c="13"/>&lt;decimal integer literal&gt; . &lt;opt_digits&gt; </text:p>
      <text:p text:style-name="P57"/>
      <text:p text:style-name="P56"/>
      <text:list xml:id="list456774456245878217" text:style-name="L4">
        <text:list-item>
          <text:list>
            <text:list-item>
              <text:p text:style-name="P112">Separators</text:p>
            </text:list-item>
          </text:list>
        </text:list-item>
      </text:list>
      <text:p text:style-name="P56"/>
      <text:p text:style-name="Standard"><text:span text:style-name="T1">&lt;separator&gt; </text:span><text:span text:style-name="T4">-&gt; one of</text:span></text:p>
      <text:p text:style-name="P33"><text:span text:style-name="T23">( ){ } , ; </text:span>“ </text:p>
      <text:p text:style-name="P33"/>
      <text:p text:style-name="P57"/>
      <text:list xml:id="list6516613388525753104" text:style-name="L5">
        <text:list-item>
          <text:list>
            <text:list-item>
              <text:p text:style-name="P113">Operators</text:p>
            </text:list-item>
          </text:list>
        </text:list-item>
      </text:list>
      <text:p text:style-name="P56"><text:soft-page-break/></text:p>
      <text:p text:style-name="P4">&lt;operator&gt; -&gt;</text:p>
      <text:p text:style-name="P4"><text:tab/> <text:s/>&lt; arithmetic operator &gt; | &lt;string concatenation operator&gt;</text:p>
      <text:p text:style-name="P4"><text:s text:c="11"/>| &lt; relational operator&gt; | &lt; logical operator &gt;</text:p>
      <text:p text:style-name="P57"><text:span text:style-name="T24"><text:tab/>| &lt; </text:span>assignment operator<text:span text:style-name="T24"> &gt;</text:span></text:p>
      <text:p text:style-name="P58"/>
      <text:p text:style-name="P58"/>
      <text:p text:style-name="P10"/>
      <text:p text:style-name="Standard"><text:span text:style-name="T1">&lt;arithmetic operator&gt; -&gt; </text:span><text:span text:style-name="T4">one of</text:span></text:p>
      <text:p text:style-name="P46">+ <text:s/>- * / </text:p>
      <text:p text:style-name="P46"/>
      <text:p text:style-name="P101">&lt;string concatenation operator&gt; -&gt;</text:p>
      <text:p text:style-name="P36"># <text:s text:c="4"/></text:p>
      <text:p text:style-name="P36"/>
      <text:p text:style-name="Standard"><text:span text:style-name="T1">&lt;relational operator&gt; -&gt; </text:span><text:span text:style-name="T4">one of</text:span></text:p>
      <text:p text:style-name="P47">&gt; <text:s/>&lt; <text:s/>== &lt;&gt; <text:s/></text:p>
      <text:p text:style-name="P47"/>
      <text:p text:style-name="P4">&lt;logical operator&gt; -&gt; </text:p>
      <text:p text:style-name="P47">.AND. | .OR.</text:p>
      <text:p text:style-name="P47"/>
      <text:p text:style-name="Standard"><text:span text:style-name="T12"><text:s/></text:span><text:span text:style-name="T1">&lt;assignment operator&gt; -&gt; </text:span></text:p>
      <text:p text:style-name="P47">=</text:p>
      <text:p text:style-name="P41"/>
      <text:p text:style-name="P56">3.1 <text:tab/>PLATYPUS Program</text:p>
      <text:p text:style-name="P56"/>
      <text:p text:style-name="Standard"><text:span text:style-name="T25"><text:s/></text:span><text:span text:style-name="T1">&lt;program&gt; <text:s/>-&gt;</text:span></text:p>
      <text:p text:style-name="P57"><text:s text:c="2"/><text:tab/>PLATYPUS {&lt;opt_statements&gt;} </text:p>
      <text:p text:style-name="P57"/>
      <text:p text:style-name="P6">&lt;statements&gt; -&gt;</text:p>
      <text:p text:style-name="P34">&lt;statement&gt; | &lt;statements&gt; &lt;statement&gt;</text:p>
      <text:p text:style-name="P57"/>
      <text:p text:style-name="P67"><text:s/>Eliminated Left Recursion</text:p>
      <text:p text:style-name="P22">&lt;statements&gt; -&gt; &lt;statement&gt; &lt;statements<text:span text:style-name="T34">'</text:span>&gt;</text:p>
      <text:p text:style-name="P20"><text:span text:style-name="T27">&lt;statements</text:span><text:span text:style-name="T28">'</text:span><text:span text:style-name="T27">&gt; -&gt; &lt;statement&gt; &lt;statements</text:span><text:span text:style-name="T28">'</text:span><text:span text:style-name="T27">&gt; | </text:span><text:span text:style-name="T31"></text:span></text:p>
      <text:p text:style-name="P33"/>
      <text:list xml:id="list4599187978052192746" text:style-name="L6">
        <text:list-item>
          <text:list>
            <text:list-item>
              <text:p text:style-name="P114">Statements</text:p>
            </text:list-item>
          </text:list>
        </text:list-item>
      </text:list>
      <text:p text:style-name="P56"/>
      <text:p text:style-name="P4">&lt;statement&gt; -&gt;</text:p>
      <text:p text:style-name="P26"><text:s text:c="2"/>&lt;assignment statement&gt;</text:p>
      <text:p text:style-name="P26">| &lt;selection statement&gt;</text:p>
      <text:p text:style-name="P26">| &lt;iteration statement&gt;</text:p>
      <text:p text:style-name="P89"><text:s/><text:tab/>| &lt;input statement&gt;</text:p>
      <text:p text:style-name="P33">| &lt;output statement&gt;</text:p>
      <text:p text:style-name="P33"/>
      <text:list xml:id="list6486332809143033450" text:style-name="WW8Num1">
        <text:list-item>
          <text:list>
            <text:list-item>
              <text:list>
                <text:list-item>
                  <text:p text:style-name="P115">Assignment Statement</text:p>
                </text:list-item>
              </text:list>
            </text:list-item>
          </text:list>
        </text:list-item>
      </text:list>
      <text:p text:style-name="P56"><text:soft-page-break/></text:p>
      <text:p text:style-name="P4">&lt;assignment statement&gt; -&gt; </text:p>
      <text:p text:style-name="P103"><text:tab/><text:span text:style-name="T1">&lt;assignment expression&gt;;</text:span></text:p>
      <text:p text:style-name="P4"/>
      <text:p text:style-name="P4">&lt; assignment expression&gt; -&gt; </text:p>
      <text:p text:style-name="P92"><text:s text:c="2"/>AVID = &lt;arithmetic expression&gt;</text:p>
      <text:p text:style-name="P91">| SVID = &lt;string expression&gt;</text:p>
      <text:p text:style-name="P91"/>
      <text:p text:style-name="P91"/>
      <text:p text:style-name="P91"/>
      <text:list xml:id="list8993823516427733935" text:style-name="L7">
        <text:list-item>
          <text:list>
            <text:list-item>
              <text:list>
                <text:list-item>
                  <text:p text:style-name="P116">Selection Statement( the if statement)</text:p>
                </text:list-item>
              </text:list>
            </text:list-item>
          </text:list>
        </text:list-item>
      </text:list>
      <text:p text:style-name="P56"/>
      <text:p text:style-name="P4">&lt;selection statement&gt; -&gt;</text:p>
      <text:p text:style-name="P26"><text:s text:c="2"/>IF (&lt;conditional expression&gt;) <text:s/>THEN <text:s/>&lt;opt_statements&gt; </text:p>
      <text:p text:style-name="P33"><text:s text:c="2"/>ELSE { &lt;opt_statements&gt; } ;</text:p>
      <text:p text:style-name="P33"/>
      <text:p text:style-name="P1">3.2.3 <text:s/>Iteration Statement (the loop statement)</text:p>
      <text:p text:style-name="Standard"/>
      <text:p text:style-name="P4"/>
      <text:p text:style-name="P102">&lt;iteration statement&gt; -&gt;</text:p>
      <text:p text:style-name="P97"><text:span text:style-name="T6">USING</text:span><text:span text:style-name="T7"> </text:span><text:span text:style-name="T6"><text:s/>(&lt;</text:span><text:span text:style-name="T9">assignment expression&gt;</text:span><text:span text:style-name="T11"> ,</text:span><text:span text:style-name="T8"> &lt;conditional expression&gt;</text:span><text:span text:style-name="T10"> ,</text:span><text:span text:style-name="T9"> &lt;assignment <text:s/>expression&gt;</text:span><text:span text:style-name="T6"> )</text:span></text:p>
      <text:p text:style-name="P98">REPEAT {</text:p>
      <text:p text:style-name="P99"><text:s text:c="5"/>&lt; opt_statements&gt;</text:p>
      <text:p text:style-name="P94"><text:tab/>};</text:p>
      <text:p text:style-name="P94"/>
      <text:list xml:id="list2142905438188192428" text:style-name="L8">
        <text:list-item>
          <text:list>
            <text:list-item>
              <text:list>
                <text:list-item>
                  <text:p text:style-name="P121">Input Statement</text:p>
                </text:list-item>
              </text:list>
            </text:list-item>
          </text:list>
        </text:list-item>
      </text:list>
      <text:p text:style-name="P69"/>
      <text:p text:style-name="P4">&lt;input statement&gt; -&gt;</text:p>
      <text:p text:style-name="P26">INPUT (&lt;variable list&gt;);</text:p>
      <text:p text:style-name="P4"/>
      <text:p text:style-name="P4">&lt;variable list&gt; -&gt;</text:p>
      <text:p text:style-name="P39">&lt;variable identifier&gt; | &lt;variable list&gt;,&lt;variable identifier&gt;</text:p>
      <text:p text:style-name="P70"/>
      <text:p text:style-name="P71"><text:s/>Eliminated Left Recursion</text:p>
      <text:p text:style-name="P78">&lt;variable list&gt; -&gt; &lt;V<text:span text:style-name="T34">ariable Identifier</text:span>&gt; &lt;variable list<text:span text:style-name="T34">'</text:span>&gt;</text:p>
      <text:p text:style-name="P21"><text:span text:style-name="T27">&lt;variable list</text:span><text:span text:style-name="T28">'</text:span><text:span text:style-name="T27">&gt; -&gt; , &lt;V</text:span><text:span text:style-name="T28">ariable Identifier</text:span><text:span text:style-name="T27">&gt; &lt;variable list</text:span><text:span text:style-name="T28">'</text:span><text:span text:style-name="T27">&gt; | </text:span><text:span text:style-name="T31"></text:span></text:p>
      <text:p text:style-name="P39"/>
      <text:list xml:id="list3043982229828347205" text:style-name="L9">
        <text:list-item>
          <text:list>
            <text:list-item>
              <text:list>
                <text:list-item>
                  <text:p text:style-name="P117">Output Statement</text:p>
                </text:list-item>
              </text:list>
            </text:list-item>
          </text:list>
        </text:list-item>
      </text:list>
      <text:p text:style-name="P17">&lt;output statement&gt; -&gt;</text:p>
      <text:p text:style-name="P96"><text:span text:style-name="T18"><text:s text:c="2"/></text:span><text:span text:style-name="T20">OUTPUT</text:span><text:span text:style-name="T19"> (&lt;</text:span><text:span text:style-name="T5">opt_variable list&gt;</text:span><text:span text:style-name="T19">);</text:span></text:p>
      <text:p text:style-name="P95">| OUTPUT (STR_T);</text:p>
      <text:p text:style-name="P56"/>
      <text:p text:style-name="P68">* Left Factored </text:p>
      <text:p text:style-name="P22">&lt;output statement&gt; -&gt; OUTPUT (&lt;output list&gt;);</text:p>
      <text:p text:style-name="P23">&lt;output list &gt; -&gt; &lt;opt_variable list&gt; | STR_T</text:p>
      <text:p text:style-name="P93"/>
      <text:p text:style-name="P90"/>
      <text:list xml:id="list3793983872839699605" text:style-name="L10">
        <text:list-item>
          <text:list>
            <text:list-item>
              <text:list>
                <text:list-item>
                  <text:p text:style-name="P122"><text:soft-page-break/>Arithmetic Expression</text:p>
                </text:list-item>
              </text:list>
            </text:list-item>
          </text:list>
        </text:list-item>
      </text:list>
      <text:p text:style-name="P90"/>
      <text:p text:style-name="P4">&lt;arithmetic expression&gt; - &gt;</text:p>
      <text:p text:style-name="P26"><text:s text:c="2"/>&lt;unary arithmetic expression&gt; <text:s/></text:p>
      <text:p text:style-name="P26">| &lt;additive arithmetic expression&gt;<text:tab/></text:p>
      <text:p text:style-name="P26"/>
      <text:p text:style-name="P4">&lt;unary arithmetic expression&gt; -&gt;</text:p>
      <text:p text:style-name="P100"><text:s text:c="3"/>- <text:s/>&lt;primary arithmetic expression&gt; </text:p>
      <text:p text:style-name="P27">| + &lt;primary arithmetic expression&gt;</text:p>
      <text:p text:style-name="P27"/>
      <text:p text:style-name="P6">&lt;additive arithmetic expression&gt; -&gt;</text:p>
      <text:p text:style-name="P29"><text:span text:style-name="T35"><text:s text:c="2"/></text:span>&lt;additive arithmetic expression&gt; + <text:s/>&lt;multiplicative arithmetic expression&gt;</text:p>
      <text:p text:style-name="P29">| &lt;additive arithmetic expression&gt; <text:s/>- <text:s/>&lt;multiplicative arithmetic expression&gt;</text:p>
      <text:p text:style-name="P29">| &lt;multiplicative arithmetic expression&gt;</text:p>
      <text:p text:style-name="P18"/>
      <text:p text:style-name="P28"/>
      <text:p text:style-name="P85"><text:span text:style-name="T32">*</text:span><text:span text:style-name="T42">Eliminated Left Recursion</text:span></text:p>
      <text:p text:style-name="P73">&lt;additive ar<text:span text:style-name="T34">ithmetic</text:span> exp<text:span text:style-name="T34">ression</text:span>&gt; - &gt; </text:p>
      <text:p text:style-name="P73"><text:tab/>&lt;multiplicative arithmetic expression&gt; &lt;additive ar<text:span text:style-name="T34">ithmetic</text:span> exp<text:span text:style-name="T34">ression'</text:span>&gt;</text:p>
      <text:p text:style-name="P72"/>
      <text:p text:style-name="P74">&lt;additive ar<text:span text:style-name="T34">ithmetic</text:span> exp<text:span text:style-name="T34">ression'</text:span>&gt; - &gt; <text:tab/></text:p>
      <text:p text:style-name="P74"><text:tab/>+ &lt;multiplicative <text:span text:style-name="T29">arithmetic</text:span> <text:span text:style-name="T29">expression</text:span>&gt; &lt;additive ar<text:span text:style-name="T34">ithmetic</text:span> exp<text:span text:style-name="T34">ression'</text:span>&gt;</text:p>
      <text:p text:style-name="P74"><text:tab/>| - &lt;multiplicative <text:span text:style-name="T29">arithmetic</text:span> <text:span text:style-name="T29">expression</text:span>&gt; &lt;additive ar<text:span text:style-name="T34">ithmetic</text:span> exp<text:span text:style-name="T34">ression'</text:span>&gt;</text:p>
      <text:p text:style-name="P74"><text:tab/>| <text:span text:style-name="T31"></text:span></text:p>
      <text:p text:style-name="P11"/>
      <text:p text:style-name="P8">&lt;multiplicative arithmetic expression&gt; -&gt;</text:p>
      <text:p text:style-name="P31"><text:span text:style-name="T35"><text:s/></text:span>&lt;multiplicative arithmetic expression&gt; * &lt;primary arithmetic expression&gt;</text:p>
      <text:p text:style-name="P31">| &lt;multiplicative arithmetic expression&gt; / &lt;primary arithmetic expression&gt;</text:p>
      <text:p text:style-name="P45">| &lt;primary arithmetic expression&gt;</text:p>
      <text:p text:style-name="P11"/>
      <text:p text:style-name="P87">*<text:span text:style-name="T41">Eliminated Left Recursion</text:span></text:p>
      <text:p text:style-name="P12">&lt;multiplicative <text:span text:style-name="T29">arithmetic</text:span> <text:span text:style-name="T29">expression</text:span>&gt; -&gt; </text:p>
      <text:p text:style-name="P12"><text:tab/>&lt;primary arithmetic expression&gt; &lt;multiplicative <text:span text:style-name="T29">arithmetic</text:span> <text:span text:style-name="T29">expression</text:span><text:span text:style-name="T30">'</text:span>&gt;</text:p>
      <text:p text:style-name="P11"/>
      <text:p text:style-name="P13">&lt;multiplicative arithmetic expression<text:span text:style-name="T34">'</text:span>&gt; - &gt; <text:tab/></text:p>
      <text:p text:style-name="P7"><text:span text:style-name="T33"><text:tab/></text:span><text:span text:style-name="T36">* <text:s text:c="2"/>&lt;primary arithmetic expression&gt; &lt; multiplicative arithmetic expression’&gt;</text:span></text:p>
      <text:p text:style-name="P40">| / &lt;primary arithmetic expression&gt; &lt; multiplicative arithmetic expression’&gt;</text:p>
      <text:p text:style-name="P7"><text:span text:style-name="T36"><text:tab/>| </text:span><text:span text:style-name="T37"></text:span></text:p>
      <text:p text:style-name="P4"/>
      <text:p text:style-name="P4">&lt;primary arithmetic expression&gt; -&gt;</text:p>
      <text:p text:style-name="P26"><text:s text:c="2"/>AVID_T</text:p>
      <text:p text:style-name="P26">| FPL_T</text:p>
      <text:p text:style-name="P26">| INL_T</text:p>
      <text:p text:style-name="P33">| (&lt;arithmetic expression&gt;)<text:tab/></text:p>
      <text:p text:style-name="P33"/>
      <text:list xml:id="list549284573426370687" text:style-name="L11">
        <text:list-item>
          <text:list>
            <text:list-item>
              <text:list>
                <text:list-item>
                  <text:p text:style-name="P118">String Expression</text:p>
                </text:list-item>
              </text:list>
            </text:list-item>
          </text:list>
        </text:list-item>
      </text:list>
      <text:p text:style-name="P56"><text:soft-page-break/></text:p>
      <text:p text:style-name="P4">&lt;string expression&gt; -&gt;</text:p>
      <text:p text:style-name="P26"><text:s/>&lt;primary string expression&gt;</text:p>
      <text:p text:style-name="P26">| &lt;string expression&gt; <text:s/># <text:s/>&lt;primary string expression&gt;</text:p>
      <text:p text:style-name="P26"/>
      <text:p text:style-name="P84"><text:span text:style-name="T32">*</text:span><text:span text:style-name="T42">Eliminated Left Recursion</text:span></text:p>
      <text:p text:style-name="P19"><text:span text:style-name="T26">&lt;</text:span><text:span text:style-name="T16">string expression</text:span><text:span text:style-name="T26">&gt; -&gt; &lt;</text:span><text:span text:style-name="T16">primary string expression</text:span><text:span text:style-name="T26">&gt; &lt;</text:span><text:span text:style-name="T16">string expression</text:span><text:span text:style-name="T17">'</text:span><text:span text:style-name="T26">&gt;</text:span></text:p>
      <text:p text:style-name="P75"><text:span text:style-name="T13">&lt;string expression</text:span><text:span text:style-name="T14">'</text:span><text:span text:style-name="T13">&gt; -&gt; # &lt;primary string expression&gt; &lt;string expression</text:span><text:span text:style-name="T14">'</text:span><text:span text:style-name="T13">&gt; | </text:span><text:span text:style-name="T31"></text:span></text:p>
      <text:p text:style-name="P4"/>
      <text:p text:style-name="P4">&lt;primary string expression&gt; -&gt;</text:p>
      <text:p text:style-name="P26"><text:s text:c="2"/>SVID_T</text:p>
      <text:p text:style-name="P33">| STR_T</text:p>
      <text:p text:style-name="P33"/>
      <text:list xml:id="list438539204616293267" text:style-name="L12">
        <text:list-item>
          <text:list>
            <text:list-item>
              <text:list>
                <text:list-item>
                  <text:p text:style-name="P119">Conditional Expression</text:p>
                </text:list-item>
              </text:list>
            </text:list-item>
          </text:list>
        </text:list-item>
      </text:list>
      <text:p text:style-name="P56"/>
      <text:p text:style-name="P4">&lt;conditional expression&gt; -&gt;</text:p>
      <text:p text:style-name="P26"><text:s/>&lt;logical OR <text:s/>expression&gt;</text:p>
      <text:p text:style-name="P26"/>
      <text:p text:style-name="P4">&lt;logical <text:s/>OR expression&gt; -&gt;</text:p>
      <text:p text:style-name="P26"><text:s text:c="3"/>&lt;logical AND expression&gt;</text:p>
      <text:p text:style-name="P26">| <text:s/>&lt;logical OR expression&gt; <text:s/>.OR. <text:s/>&lt;logical AND expression&gt;</text:p>
      <text:p text:style-name="P88"/>
      <text:p text:style-name="P83"><text:span text:style-name="T32">*</text:span><text:span text:style-name="T42">Eliminated Left Recursion</text:span></text:p>
      <text:p text:style-name="P19"><text:span text:style-name="T26">&lt;</text:span><text:span text:style-name="T16">logical <text:s/>OR expression</text:span><text:span text:style-name="T26">&gt; -&gt; &lt;l</text:span><text:span text:style-name="T16">ogical AND expression</text:span><text:span text:style-name="T26">&gt; &lt;</text:span><text:span text:style-name="T16">logical <text:s/>OR expression</text:span><text:span text:style-name="T17">'</text:span><text:span text:style-name="T26">&gt;</text:span></text:p>
      <text:p text:style-name="P76"><text:span text:style-name="T13">&lt;logical <text:s/>OR expression</text:span><text:span text:style-name="T14">'</text:span><text:span text:style-name="T13">&gt; -&gt;</text:span></text:p>
      <text:p text:style-name="P76"><text:span text:style-name="T13"><text:tab/> .OR. </text:span><text:span text:style-name="T27">&lt;l</text:span><text:span text:style-name="T13">ogical AND expression</text:span><text:span text:style-name="T27">&gt; </text:span><text:span text:style-name="T13">&gt; &lt;logical <text:s/>OR expression</text:span><text:span text:style-name="T14">'</text:span><text:span text:style-name="T13">&gt; | </text:span><text:span text:style-name="T31"></text:span></text:p>
      <text:p text:style-name="P57"/>
      <text:p text:style-name="P9">&lt;logical AND expression&gt; -&gt;</text:p>
      <text:p text:style-name="P30"><text:s text:c="3"/>&lt;relational expression&gt;</text:p>
      <text:p text:style-name="P35">| <text:s/>&lt;logical AND expression&gt; .AND. <text:s/>&lt;relational expression&gt;<text:tab/></text:p>
      <text:p text:style-name="P57"/>
      <text:p text:style-name="P86"><text:span text:style-name="T32">*</text:span><text:span text:style-name="T42">Eliminated Left Recursion</text:span></text:p>
      <text:p text:style-name="P19"><text:span text:style-name="T26">&lt;</text:span><text:span text:style-name="T16">logical <text:s/>AND expression</text:span><text:span text:style-name="T26">&gt; -&gt; &lt;</text:span><text:span text:style-name="T16">relational expression</text:span><text:span text:style-name="T26">&gt; &lt;</text:span><text:span text:style-name="T16">logical <text:s/>AND expression </text:span><text:span text:style-name="T17">'</text:span><text:span text:style-name="T26">&gt;</text:span></text:p>
      <text:p text:style-name="P77"><text:span text:style-name="T13">&lt;logical <text:s/></text:span><text:span text:style-name="T15">AND</text:span><text:span text:style-name="T13"> expression</text:span><text:span text:style-name="T14">'</text:span><text:span text:style-name="T13">&gt; -&gt; </text:span></text:p>
      <text:p text:style-name="P77"><text:span text:style-name="T13"><text:tab/>.AND. &lt;relational expression&gt; &lt;logical <text:s/>AND expression</text:span><text:span text:style-name="T14">'</text:span><text:span text:style-name="T13">&gt; | </text:span><text:span text:style-name="T31"></text:span></text:p>
      <text:p text:style-name="P56"/>
      <text:list xml:id="list7243180710742202051" text:style-name="L13">
        <text:list-item>
          <text:list>
            <text:list-item>
              <text:list>
                <text:list-item>
                  <text:p text:style-name="P120">Relational Expression</text:p>
                </text:list-item>
              </text:list>
            </text:list-item>
          </text:list>
        </text:list-item>
      </text:list>
      <text:p text:style-name="P56"/>
      <text:p text:style-name="P107">&lt;relational expression&gt; -&gt;</text:p>
      <text:p text:style-name="P51"><text:s/>&lt;primary a_relational expression&gt; <text:s/>== <text:s/>&lt;primary a_relational expression&gt;</text:p>
      <text:p text:style-name="P52">| &lt;primary a_relational <text:s/>expression&gt; <text:s/>&lt;&gt; <text:s/>&lt;primary a_relational <text:s/>expression&gt;</text:p>
      <text:p text:style-name="P53">| &lt;primary a_relational <text:s/>expression&gt; <text:s/>&gt; <text:s text:c="2"/>&lt;primary a_relational <text:s/>expression&gt;</text:p>
      <text:p text:style-name="P52">| &lt;primary a_relational expression&gt; <text:s/>&lt; <text:s text:c="2"/>&lt;primary a_relational expression&gt;</text:p>
      <text:p text:style-name="P52">| &lt;primary s_relational expression&gt; <text:s/>== <text:s/>&lt;primary s_relational expression&gt;</text:p>
      <text:p text:style-name="P52">| &lt;primary s_relational <text:s/>expression&gt; <text:s/>&lt;&gt; <text:s/>&lt;primary s_relational <text:s/>expression&gt;</text:p>
      <text:p text:style-name="P106"><text:soft-page-break/><text:s/>| &lt;primary s_relational <text:s/>expression&gt; <text:s/>&gt; <text:s text:c="2"/>&lt;primary s_relational <text:s/>expression&gt;</text:p>
      <text:p text:style-name="P105"><text:s/>| &lt;primary s_relational expression&gt; <text:s/>&lt; <text:s text:c="2"/>&lt;primary s_relational expression&gt;</text:p>
      <text:p text:style-name="P50"/>
      <text:p text:style-name="P16">*Left Factored</text:p>
      <text:p text:style-name="P15">&lt;relational expression&gt; -&gt;</text:p>
      <text:p text:style-name="P15"><text:tab/> <text:s/>&lt;primary a_relational expression&gt; &lt;primary a_relational expression’&gt;</text:p>
      <text:p text:style-name="P15"><text:tab/>| &lt;primary s_relational expression&gt; &lt;primary s_relational expression’&gt;</text:p>
      <text:p text:style-name="P15"/>
      <text:p text:style-name="P15">&lt;primary a_relational expression’&gt; -&gt;</text:p>
      <text:p text:style-name="P15"><text:tab/> <text:s/>== &lt;primary a_relational expression&gt;</text:p>
      <text:p text:style-name="P15"><text:tab/>| <text:span text:style-name="T43">&lt;&gt;</text:span> &lt;primary a_relational expression&gt;</text:p>
      <text:p text:style-name="P15"><text:tab/>| &gt; <text:s/>&lt;primary a_relational expression&gt;</text:p>
      <text:p text:style-name="P15"><text:tab/>| &lt; <text:s/>&lt;primary a_relational expression&gt;</text:p>
      <text:p text:style-name="P15"/>
      <text:p text:style-name="P15">&lt;primary s_relational expression’&gt; -&gt;</text:p>
      <text:p text:style-name="P15"><text:tab/> <text:s/>== &lt;primary s_relational expression&gt;<text:line-break/><text:tab/>| <text:span text:style-name="T43">&lt;&gt;</text:span> &lt;primary s_relational expression&gt;</text:p>
      <text:p text:style-name="P15"><text:tab/>| &gt; <text:s/>&lt;primary s_relational expression&gt;</text:p>
      <text:p text:style-name="P14"><text:tab/>| &lt; <text:s/>&lt;primary s_relational expression&gt;</text:p>
      <text:p text:style-name="P104"/>
      <text:p text:style-name="P6">&lt;primary a_relational expression&gt; -&gt;</text:p>
      <text:p text:style-name="P29"><text:s text:c="2"/>AVID_T</text:p>
      <text:p text:style-name="P29">| FPL_T</text:p>
      <text:p text:style-name="P29">| INL_T</text:p>
      <text:p text:style-name="P29"><text:tab/></text:p>
      <text:p text:style-name="P6">&lt;primary s_relational expression&gt; -&gt;</text:p>
      <text:p text:style-name="P34">&lt;primary string expression&gt;</text:p>
      <text:p text:style-name="P34"/>
      <text:p text:style-name="P34"/>
      <text:p text:style-name="P34"/>
      <text:p text:style-name="P42">FIRSTS</text:p>
      <text:p text:style-name="P43"/>
      <text:p text:style-name="P59">FIRST(&lt;program&gt;) = { PLATYPUS }</text:p>
      <text:p text:style-name="P37"/>
      <text:p text:style-name="P59">FIRST(&lt;opt_statements&gt;) = { <text:span text:style-name="T39"></text:span>, AVID, SVID, IF, USING, INPUT, OUTPUT }</text:p>
      <text:p text:style-name="P61">FIRST(&lt;statement&gt;) = {FIRST(as), FIRST(ss), FIRST(it), FIRST(in), FIRST(out)<text:span text:style-name="T45">} = { </text:span>AVID, SVID, <text:span text:style-name="T45">IF, USING, INPUT, OUTPUT }</text:span></text:p>
      <text:p text:style-name="P61"/>
      <text:p text:style-name="P59">FIRST(&lt;as&gt;) = {AVID, SVID}</text:p>
      <text:p text:style-name="P59">FIRST(&lt;ss&gt;) = {IF}</text:p>
      <text:p text:style-name="P59">FIRST(&lt;it&gt;) = {USING}</text:p>
      <text:p text:style-name="P59">FIRST(&lt;in&gt;) = {INPUT}</text:p>
      <text:p text:style-name="P59">FIRST(&lt;out&gt;) = {OUTPUT}</text:p>
      <text:p text:style-name="P62">FIRST(&lt;statements'&gt;) = {FIRST(statements), <text:span text:style-name="T39">} </text:span><text:span text:style-name="T40">= </text:span><text:span text:style-name="T45">{ </text:span>AVID, SVID, <text:span text:style-name="T45">IF, USING, INPUT, OUTPUT, </text:span><text:span text:style-name="T39"></text:span><text:span text:style-name="T45"> }</text:span></text:p>
      <text:p text:style-name="P48"><text:soft-page-break/></text:p>
      <text:p text:style-name="P59">FIRST(&lt;variable list&gt;) = {FIRST(&lt;var id&gt;)} = {AVID, SVID}</text:p>
      <text:p text:style-name="P59">FIRST(&lt;variable list'&gt;) = {,}</text:p>
      <text:p text:style-name="P59"/>
      <text:p text:style-name="P59">FIRST(&lt;arithmetic expression&gt;) = { -, +, AVID_T, FPL_T, INL_T, ( }</text:p>
      <text:p text:style-name="P59">FIRST(&lt;unary arithmetic expression&gt;) = { -, +}</text:p>
      <text:p text:style-name="P59">FIRST(&lt;primary arithmetic&gt;) = {AVID_T, FPL_T, INL_T, (}</text:p>
      <text:p text:style-name="P59">FIRST(&lt;additive arithmetic expression’&gt;) = { +, -, <text:span text:style-name="T39"></text:span></text:p>
      <text:p text:style-name="P60">FIRST(&lt;multiplicative arithmetic expression’&gt;) = { *, /, <text:span text:style-name="T39"></text:span></text:p>
      <text:p text:style-name="P79"/>
      <text:p text:style-name="P64">FIRST(&lt;string expression&gt;) = {FIRST(&lt;primary string expression&gt;)} ={ SVID_T, STR_T }</text:p>
      <text:p text:style-name="P63"><text:span text:style-name="T44">FIRST(&lt;string expression'&gt;) = {#, </text:span><text:span text:style-name="T39">}</text:span></text:p>
      <text:p text:style-name="P80"/>
      <text:p text:style-name="P82">FIRST(&lt;logical OR expression&gt;) = { FIRST(&lt;logical AND expression&gt;)} = <text:s/>AVID_T, FPL, INL_T, <text:s/>SVID_T, STR_T}</text:p>
      <text:p text:style-name="P82">FIRST(&lt;logical AND expression&gt;) = {FIRST(&lt;relational expression&gt;)} =</text:p>
      <text:p text:style-name="P82">FIRST(&lt;relational expression&gt; = {FIRST(&lt;primary a_relational expression&gt;), FIRST(primary s_relational expression&gt;} = </text:p>
      <text:p text:style-name="P82">FIRST(&lt; primary a_relational expression&gt;) = { AVID_T, FPL, INL_T }</text:p>
      <text:p text:style-name="P82">FIRST(primary s_relational expression&gt;} = {SVID_T, STR_T}</text:p>
      <text:p text:style-name="P82"/>
      <text:p text:style-name="P25"><text:span text:style-name="T21">FIRST(&lt;logical OR expression’&gt;) = { .OR. , </text:span><text:span text:style-name="T38"></text:span></text:p>
      <text:p text:style-name="P65"><text:span text:style-name="T22">FIRST(&lt;logical AND expression’&gt;) = { .AND. , </text:span><text:span text:style-name="T39"></text:span></text:p>
      <text:p text:style-name="P81"/>
      <text:p text:style-name="P24"><text:span text:style-name="T2">FIRST(&lt;primary a_relational expression’&gt;) = { ==, </text:span><text:span text:style-name="T3">&lt;&gt;</text:span><text:span text:style-name="T2">, &gt;, &lt; }</text:span></text:p>
      <text:p text:style-name="P66">FIRST(&lt;primary s_relational expression’&gt;) = { ==, &lt;&gt;, &gt;, &lt; }</text:p>
      <text:p text:style-name="P63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ymbol1" svg:font-family="Symbol"/>
    <style:font-face style:name="Courier New1" svg:font-family="'Courier New'" style:font-family-generic="modern"/>
    <style:font-face style:name="Arial1" svg:font-family="Arial" style:font-family-generic="swiss"/>
    <style:font-face style:name="Arial2" svg:font-family="Arial" style:font-family-generic="roman" style:font-pitch="variable"/>
    <style:font-face style:name="Courier New" svg:font-family="'Courier New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0" fo:widows="0" style:writing-mode="lr-tb"/>
      <style:text-properties fo:color="#000000"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 style:language-asian="ar" style:country-asian="SA"/>
    </style:style>
    <style:style style:name="Body_20_Text_20_3" style:display-name="Body Text 3" style:family="paragraph" style:parent-style-name="Standard" style:default-outline-level="">
      <style:paragraph-properties fo:text-align="start" style:justify-single-word="false" fo:orphans="0" fo:widows="0" style:writing-mode="lr-tb"/>
      <style:text-properties fo:color="#000000" style:font-name="Arial2" fo:font-family="Arial" style:font-family-generic="roman" style:font-pitch="variable" fo:font-size="12pt" fo:language="en" fo:country="US" fo:font-style="italic" style:font-name-asian="Arial3" style:font-family-asian="Arial" style:font-family-generic-asian="system" style:font-pitch-asian="variable" style:font-size-asian="12pt" style:language-asian="ar" style:country-asian="SA" style:font-style-asian="italic"/>
    </style:style>
    <style:style style:name="Body_20_Text_20_2" style:display-name="Body Text 2" style:family="paragraph" style:parent-style-name="Standard" style:default-outline-level="">
      <style:paragraph-properties fo:text-align="start" style:justify-single-word="false" fo:orphans="0" fo:widows="0" style:writing-mode="lr-tb"/>
      <style:text-properties fo:color="#000000" style:font-name="Arial2" fo:font-family="Arial" style:font-family-generic="roman" style:font-pitch="variable" fo:font-size="12pt" fo:language="en" fo:country="US" fo:font-style="italic" fo:font-weight="bold" style:font-name-asian="Arial3" style:font-family-asian="Arial" style:font-family-generic-asian="system" style:font-pitch-asian="variable" style:font-size-asian="12pt" style:language-asian="ar" style:country-asian="SA" style:font-style-asian="italic" style:font-weight-asian="bold"/>
    </style:style>
    <style:style style:name="Plain_20_Text" style:display-name="Plain Text" style:family="paragraph" style:parent-style-name="Standard" style:default-outline-level="">
      <style:paragraph-properties fo:text-align="start" style:justify-single-word="false" fo:orphans="0" fo:widows="0" style:writing-mode="lr-tb"/>
      <style:text-properties fo:color="#000000" style:font-name="Courier New" fo:font-family="'Courier New'" style:font-family-generic="roman" style:font-pitch="variable" fo:font-size="10pt" fo:language="en" fo:country="US" style:font-name-asian="Courier New2" style:font-family-asian="'Courier New'" style:font-family-generic-asian="system" style:font-pitch-asian="variable" style:font-size-asian="10pt" style:language-asian="ar" style:country-asian="SA"/>
    </style:style>
    <style:style style:name="Header" style:family="paragraph" style:parent-style-name="Standard" style:class="extra"/>
    <style:style style:name="Numbering_20_Symbols" style:display-name="Numbering Symbols" style:family="text"/>
    <style:style style:name="Balloon_20_Text_20_Char" style:display-name="Balloon Text Char" style:family="text">
      <style:text-properties style:font-name="Tahoma" fo:font-family="Tahoma" style:font-family-generic="roman" style:font-pitch="variable" fo:font-size="8pt" fo:language="en" fo:country="US" style:font-name-asian="Tahoma1" style:font-family-asian="Tahoma" style:font-family-generic-asian="system" style:font-pitch-asian="variable" style:font-size-asian="8pt"/>
    </style:style>
    <style:style style:name="Default_20_Paragraph_20_Font" style:display-name="Default Paragraph Font" style:family="text"/>
    <style:style style:name="WW8Num2z0" style:family="text"/>
    <style:style style:name="WW8Num1z0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085cm" fo:text-indent="-1.085cm" fo:margin-left="1.08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294396" officeooo:paragraph-rsid="0029439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aniel Spagnuolo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9T09:07:32.02</meta:creation-date>
    <meta:generator>LibreOffice/5.0.3.2$Windows_x86 LibreOffice_project/e5f16313668ac592c1bfb310f4390624e3dbfb75</meta:generator>
    <dc:date>2015-12-11T21:23:00.366000000</dc:date>
    <meta:editing-duration>P1DT9H38M38S</meta:editing-duration>
    <meta:editing-cycles>33</meta:editing-cycles>
    <meta:document-statistic meta:table-count="0" meta:image-count="0" meta:object-count="0" meta:page-count="7" meta:paragraph-count="206" meta:word-count="1026" meta:character-count="7885" meta:non-whitespace-character-count="6873"/>
  </office:meta>
</office:document-meta>
</file>